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3cm" svg:stroke-color="#0000ff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4.615cm"/>
          <draw:glue-point draw:id="5" svg:x="-5cm" svg:y="-3.846cm"/>
          <draw:glue-point draw:id="6" svg:x="5cm" svg:y="-3.462cm"/>
          <draw:glue-point draw:id="7" svg:x="5cm" svg:y="4.615cm"/>
          <draw:glue-point draw:id="8" svg:x="5cm" svg:y="-5cm"/>
          <draw:rect draw:style-name="gr1" draw:layer="layout" svg:width="0.077cm" svg:height="1.615cm" svg:x="0.769cm" svg:y="0.385cm">
            <text:p/>
          </draw:rect>
          <draw:rect draw:style-name="gr2" draw:layer="layout" svg:width="0.077cm" svg:height="1.615cm" svg:x="0.769cm" svg:y="0.385cm">
            <text:p/>
          </draw:rect>
          <draw:path draw:style-name="gr2" draw:layer="layout" svg:width="0.577cm" svg:height="1.615cm" svg:x="0.538cm" svg:y="0.231cm" svg:viewBox="0 0 578 1616" svg:d="m0 0v346c308-39 578-77 578 115s-578 270-578 116 578-77 578 115-578 269-578 116 578-77 578 115-578 269-578 115 578-77 578 116-424 154-578 115v347">
            <text:p/>
          </draw:path>
          <draw:rect draw:style-name="gr1" draw:layer="layout" svg:width="0.923cm" svg:height="0.077cm" svg:x="0.769cm" svg:y="1.923cm">
            <text:p/>
          </draw:rect>
          <draw:rect draw:style-name="gr2" draw:layer="layout" svg:width="0.923cm" svg:height="0.077cm" svg:x="0.769cm" svg:y="1.923cm">
            <text:p/>
          </draw:rect>
          <draw:rect draw:style-name="gr1" draw:layer="layout" svg:width="0.538cm" svg:height="0.077cm" svg:x="1.231cm" svg:y="0.308cm">
            <text:p/>
          </draw:rect>
          <draw:rect draw:style-name="gr2" draw:layer="layout" svg:width="0.538cm" svg:height="0.077cm" svg:x="1.231cm" svg:y="0.308cm">
            <text:p/>
          </draw:rect>
          <draw:line draw:style-name="gr3" draw:layer="layout" svg:x1="1.231cm" svg:y1="0.385cm" svg:x2="0.692cm" svg:y2="0.077cm">
            <text:p/>
          </draw:line>
          <draw:line draw:style-name="gr2" draw:layer="layout" svg:x1="0cm" svg:y1="0.231cm" svg:x2="0.538cm" svg:y2="0.231cm">
            <text:p/>
          </draw:line>
          <draw:line draw:style-name="gr2" draw:layer="layout" svg:x1="0cm" svg:y1="1.923cm" svg:x2="0.538cm" svg:y2="1.923cm">
            <text:p/>
          </draw:line>
          <draw:line draw:style-name="gr2" draw:layer="layout" svg:x1="1.769cm" svg:y1="0.308cm" svg:x2="2.308cm" svg:y2="0.308cm">
            <text:p/>
          </draw:line>
          <draw:line draw:style-name="gr2" draw:layer="layout" svg:x1="2.308cm" svg:y1="1.923cm" svg:x2="1.692cm" svg:y2="1.923cm">
            <text:p/>
          </draw:line>
          <draw:rect draw:style-name="gr1" draw:layer="layout" svg:width="1.077cm" svg:height="0.077cm" svg:x="0.692cm" svg:y="0cm">
            <text:p/>
          </draw:rect>
          <draw:rect draw:style-name="gr2" draw:layer="layout" svg:width="1.077cm" svg:height="0.077cm" svg:x="0.692cm" svg:y="0cm">
            <text:p/>
          </draw:rect>
          <draw:line draw:style-name="gr2" draw:layer="layout" svg:x1="1.769cm" svg:y1="0cm" svg:x2="2.308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Relay</dc:title>
    <meta:creation-date>2011-02-07T17:11:29</meta:creation-date>
    <meta:editing-duration>P0D</meta:editing-duration>
    <meta:editing-cycles>1</meta:editing-cycles>
    <meta:document-statistic meta:object-count="16"/>
    <meta:generator>OpenOffice.org/3.3$Linux OpenOffice.org_project/330m20$Build-9567</meta:generator>
  </office:meta>
</office:document-meta>
</file>